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edInfo.string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edInfo.convertToPrimitiveKind( short valu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idatedInfo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edInfo.isComparable( ValidatedInfo info1 , ValidatedInfo info2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